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801cm" fo:break-before="auto" style:use-optimal-row-height="fals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727cm" fo:break-before="auto" style:use-optimal-row-height="true"/>
    </style:style>
    <style:style style:name="ro6" style:family="table-row">
      <style:table-row-properties style:row-height="0.605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552cm" fo:break-before="auto" style:use-optimal-row-height="true"/>
    </style:style>
    <style:style style:name="ro10" style:family="table-row">
      <style:table-row-properties style:row-height="1.199cm" fo:break-before="auto" style:use-optimal-row-height="false"/>
    </style:style>
    <style:style style:name="ro11" style:family="table-row">
      <style:table-row-properties style:row-height="0.52cm" fo:break-before="auto" style:use-optimal-row-height="false"/>
    </style:style>
    <style:style style:name="ro12" style:family="table-row">
      <style:table-row-properties style:row-height="1.799cm" fo:break-before="auto" style:use-optimal-row-height="fals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15" style:family="table-cell" style:parent-style-name="ConstantValue" style:data-style-name="N81"/>
    <style:style style:name="ce16" style:family="table-cell" style:parent-style-name="CalcResult" style:data-style-name="N0"/>
    <style:style style:name="ce19" style:family="table-cell" style:parent-style-name="InterimResult">
      <style:table-cell-properties style:text-align-source="fix" style:repeat-content="false"/>
      <style:paragraph-properties fo:text-align="center" fo:margin-left="0cm"/>
    </style:style>
    <style:style style:name="ce4" style:family="table-cell" style:parent-style-name="Calc">
      <style:text-properties fo:color="#ffde59" fo:font-size="10pt" fo:font-style="oblique" style:text-underline-mode="skip-white-space" style:text-overline-mode="skip-white-space" style:text-line-through-mode="skip-white-space" style:font-size-asian="10pt" style:font-style-asian="italic"/>
    </style:style>
    <style:style style:name="ce20" style:family="table-cell" style:parent-style-name="CalcColorBox"/>
    <style:style style:name="ce24" style:family="table-cell" style:parent-style-name="Input" style:data-style-name="N81"/>
    <style:style style:name="ce26" style:family="table-cell" style:parent-style-name="Calc" style:data-style-name="N81"/>
    <style:style style:name="ce27" style:family="table-cell" style:parent-style-name="Input">
      <style:table-cell-properties style:cell-protect="none" style:print-content="true"/>
    </style:style>
    <style:style style:name="ce28" style:family="table-cell" style:parent-style-name="Input" style:data-style-name="N115"/>
    <style:style style:name="ce29" style:family="table-cell" style:parent-style-name="CalcResultScientific" style:data-style-name="N0"/>
    <style:style style:name="ce3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6">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6">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6">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6">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5"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16"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9" office:value-type="string" calcext:value-type="string">
            <text:p>b</text:p>
          </table:table-cell>
          <table:table-cell table:style-name="InterimResult" table:number-columns-repeated="3"/>
          <table:table-cell table:style-name="ce19"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9" office:value-type="string" calcext:value-type="string">
            <text:p>δ</text:p>
          </table:table-cell>
          <table:table-cell table:style-name="InterimResult" table:number-columns-repeated="3"/>
          <table:table-cell table:style-name="ce19"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9">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5">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9">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85">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gnitude ↔ luminosity</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16379"/>
        </table:table-row>
        <table:table-row table:style-name="ro8">
          <table:table-cell/>
          <table:table-cell table:style-name="CalcSeparator" table:number-columns-repeated="3"/>
          <table:table-cell table:style-name="InterimResult"/>
          <table:table-cell table:number-columns-repeated="16379"/>
        </table:table-row>
        <table:table-row table:style-name="ro8">
          <table:table-cell/>
          <table:table-cell table:style-name="Calc" table:number-columns-repeated="3"/>
          <table:table-cell table:style-name="InterimResult"/>
          <table:table-cell table:number-columns-repeated="1637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1637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gnitude and dista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1637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Luminosity differenc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table-cell table:number-columns-repeated="1637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1637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16379"/>
        </table:table-row>
        <table:table-row table:style-name="ro8">
          <table:table-cell/>
          <table:table-cell table:style-name="CalcBoxBottom" table:number-columns-repeated="3"/>
          <table:table-cell table:style-name="InterimResult"/>
          <table:table-cell table:number-columns-repeated="16379"/>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tar col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1637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16377"/>
        </table:table-row>
        <table:table-row table:style-name="ro8">
          <table:table-cell/>
          <table:table-cell table:style-name="Calc" office:value-type="string" calcext:value-type="string">
            <text:p>Approx. color temp.²:</text:p>
          </table:table-cell>
          <table:table-cell table:style-name="ce20"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16377"/>
        </table:table-row>
        <table:table-row table:style-name="ro8">
          <table:table-cell/>
          <table:table-cell table:style-name="Calc" table:number-columns-repeated="3"/>
          <table:table-cell table:style-name="InterimResult" table:number-columns-repeated="3"/>
          <table:table-cell table:number-columns-repeated="1637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1637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16377"/>
        </table:table-row>
        <table:table-row table:style-name="ro8">
          <table:table-cell/>
          <table:table-cell table:style-name="CalcBoxBottom" table:number-columns-repeated="3"/>
          <table:table-cell table:style-name="InterimResult" table:number-columns-repeated="3"/>
          <table:table-cell table:number-columns-repeated="16377"/>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tar properti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table-cell table:number-columns-repeated="1637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1637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1637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1637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1637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1637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1637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16377"/>
        </table:table-row>
        <table:table-row table:style-name="ro8">
          <table:table-cell/>
          <table:table-cell table:style-name="Calc" table:number-columns-repeated="5"/>
          <table:table-cell table:style-name="InterimResult"/>
          <table:table-cell table:number-columns-repeated="16377"/>
        </table:table-row>
        <table:table-row table:style-name="ro9">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16377"/>
        </table:table-row>
        <table:table-row table:style-name="ro8">
          <table:table-cell/>
          <table:table-cell table:style-name="CalcBoxBottom" table:number-columns-repeated="5"/>
          <table:table-cell table:style-name="InterimResult"/>
          <table:table-cell table:number-columns-repeated="16377"/>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tellar evolu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Age:</text:p>
          </table:table-cell>
          <table:table-cell table:style-name="ce24"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16378"/>
        </table:table-row>
        <table:table-row table:style-name="ro8">
          <table:table-cell/>
          <table:table-cell table:style-name="Calc"/>
          <table:table-cell table:style-name="ce26"/>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1637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1637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9">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Stellar wind</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1637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1637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1637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SW energy at planet:</text:p>
          </table:table-cell>
          <table:table-cell table:style-name="ce16"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1637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16378"/>
        </table:table-row>
        <table:table-row table:style-name="ro8">
          <table:table-cell/>
          <table:table-cell table:style-name="Calc" table:number-columns-repeated="3"/>
          <table:table-cell table:style-name="InterimResult" table:number-columns-repeated="2"/>
          <table:table-cell table:number-columns-repeated="16378"/>
        </table:table-row>
        <table:table-row table:style-name="ro10">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16378"/>
        </table:table-row>
        <table:table-row table:style-name="ro8">
          <table:table-cell/>
          <table:table-cell table:style-name="CalcBoxBottom" table:number-columns-repeated="3"/>
          <table:table-cell table:style-name="InterimResult" table:number-columns-repeated="2"/>
          <table:table-cell table:number-columns-repeated="16378"/>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etallicity</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3"/>
          <table:table-cell table:style-name="InterimResult"/>
          <table:table-cell table:number-columns-repeated="59"/>
          <table:table-cell table:style-name="StandardBackground" table:number-columns-repeated="16320"/>
        </table:table-row>
        <table:table-row table:style-name="ro8">
          <table:table-cell/>
          <table:table-cell table:style-name="Calc" office:value-type="string" calcext:value-type="string">
            <text:p>Metallicity of object:</text:p>
          </table:table-cell>
          <table:table-cell table:style-name="Input" office:value-type="float" office:value="0" calcext:value-type="float">
            <text:p>0</text:p>
          </table:table-cell>
          <table:table-cell table:style-name="Calc" office:value-type="string" calcext:value-type="string">
            <text:p>dex</text:p>
          </table:table-cell>
          <table:table-cell table:style-name="InterimResult"/>
          <table:table-cell table:number-columns-repeated="59"/>
          <table:table-cell table:style-name="StandardBackground" table:number-columns-repeated="16320"/>
        </table:table-row>
        <table:table-row table:style-name="ro8">
          <table:table-cell/>
          <table:table-cell table:style-name="Calc" office:value-type="string" calcext:value-type="string">
            <text:p>FE/H ratio:</text:p>
          </table:table-cell>
          <table:table-cell table:style-name="CalcResult" table:formula="of:=COM.MICROSOFT.IFS([.E100] &lt; 1; ROUND([.E100]; 6); [.E100] &lt; 10; ROUND([.E100]; 2); [.E100] &gt;= 10; ROUND([.E100]; 0);)" office:value-type="float" office:value="1" calcext:value-type="float">
            <text:p>1</text:p>
          </table:table-cell>
          <table:table-cell table:style-name="Calc" office:value-type="string" calcext:value-type="string">
            <text:p>× Sun</text:p>
          </table:table-cell>
          <table:table-cell table:style-name="InterimResult" table:formula="of:=10^[.C99]" office:value-type="float" office:value="1" calcext:value-type="float">
            <text:p>1</text:p>
          </table:table-cell>
          <table:table-cell table:number-columns-repeated="59"/>
          <table:table-cell table:style-name="StandardBackground" table:number-columns-repeated="16320"/>
        </table:table-row>
        <table:table-row table:style-name="ro8">
          <table:table-cell/>
          <table:table-cell table:style-name="Calc" office:value-type="string" calcext:value-type="string">
            <text:p><text:s text:c="4"/>or</text:p>
          </table:table-cell>
          <table:table-cell table:style-name="CalcResult" table:formula="of:=COM.MICROSOFT.IFS([.E101] &lt; 1; ROUND([.E101]; 4); [.E101] &lt; 10; ROUND([.E101]; 2); [.E101] &gt;= 10; ROUND([.E101]; 0))" office:value-type="float" office:value="100" calcext:value-type="float">
            <text:p>100</text:p>
          </table:table-cell>
          <table:table-cell table:style-name="Calc" office:value-type="string" calcext:value-type="string">
            <text:p>% of Sun</text:p>
          </table:table-cell>
          <table:table-cell table:style-name="InterimResult" table:formula="of:=[.E100] * 100" office:value-type="float" office:value="100" calcext:value-type="float">
            <text:p>100</text:p>
          </table:table-cell>
          <table:table-cell table:number-columns-repeated="59"/>
          <table:table-cell table:style-name="StandardBackground" table:number-columns-repeated="16320"/>
        </table:table-row>
        <table:table-row table:style-name="ro8">
          <table:table-cell/>
          <table:table-cell table:style-name="CalcSeparator" table:number-columns-repeated="3"/>
          <table:table-cell table:style-name="InterimResult"/>
          <table:table-cell table:number-columns-repeated="59"/>
          <table:table-cell table:style-name="StandardBackground" table:number-columns-repeated="16320"/>
        </table:table-row>
        <table:table-row table:style-name="ro8">
          <table:table-cell/>
          <table:table-cell table:style-name="Calc" table:number-columns-repeated="3"/>
          <table:table-cell table:style-name="InterimResult"/>
          <table:table-cell table:number-columns-repeated="59"/>
          <table:table-cell table:style-name="StandardBackground" table:number-columns-repeated="16320"/>
        </table:table-row>
        <table:table-row table:style-name="ro8">
          <table:table-cell/>
          <table:table-cell table:style-name="Calc" office:value-type="string" calcext:value-type="string">
            <text:p>FE/H ratio of object:</text:p>
          </table:table-cell>
          <table:table-cell table:style-name="Input" office:value-type="float" office:value="1" calcext:value-type="float">
            <text:p>1</text:p>
          </table:table-cell>
          <table:table-cell table:style-name="Calc" office:value-type="string" calcext:value-type="string">
            <text:p>× Sun</text:p>
          </table:table-cell>
          <table:table-cell table:style-name="InterimResult"/>
          <table:table-cell table:number-columns-repeated="59"/>
          <table:table-cell table:style-name="StandardBackground" table:number-columns-repeated="16320"/>
        </table:table-row>
        <table:table-row table:style-name="ro8">
          <table:table-cell/>
          <table:table-cell table:style-name="Calc" office:value-type="string" calcext:value-type="string">
            <text:p>Metallicity:</text:p>
          </table:table-cell>
          <table:table-cell table:style-name="CalcResult" table:formula="of:=ROUND([.E105]; 4)" office:value-type="float" office:value="0" calcext:value-type="float">
            <text:p>0</text:p>
          </table:table-cell>
          <table:table-cell table:style-name="Calc" office:value-type="string" calcext:value-type="string">
            <text:p>dex</text:p>
          </table:table-cell>
          <table:table-cell table:style-name="InterimResult" table:formula="of:=LOG10([.C104])" office:value-type="float" office:value="0" calcext:value-type="float">
            <text:p>0</text:p>
          </table:table-cell>
          <table:table-cell table:number-columns-repeated="59"/>
          <table:table-cell table:style-name="StandardBackground" table:number-columns-repeated="16320"/>
        </table:table-row>
        <table:table-row table:style-name="ro8">
          <table:table-cell/>
          <table:table-cell table:style-name="Calc"/>
          <table:table-cell table:style-name="CalcResult"/>
          <table:table-cell table:style-name="Calc"/>
          <table:table-cell table:style-name="InterimResult"/>
          <table:table-cell table:number-columns-repeated="59"/>
          <table:table-cell table:style-name="StandardBackground" table:number-columns-repeated="16320"/>
        </table:table-row>
        <table:table-row table:style-name="ro8">
          <table:table-cell/>
          <table:table-cell table:style-name="ce4" office:value-type="string" calcext:value-type="string" table:number-columns-spanned="3" table:number-rows-spanned="1">
            <text:p>🛈 This calculator determines the ratio of iron to hydrogen in an object relative to the Sun.</text:p>
          </table:table-cell>
          <table:covered-table-cell table:style-name="CalcResult"/>
          <table:covered-table-cell table:style-name="Calc"/>
          <table:table-cell table:style-name="InterimResult"/>
          <table:table-cell table:number-columns-repeated="59"/>
          <table:table-cell table:style-name="StandardBackground" table:number-columns-repeated="16320"/>
        </table:table-row>
        <table:table-row table:style-name="ro8">
          <table:table-cell/>
          <table:table-cell table:style-name="CalcBoxBottom" table:number-columns-repeated="3"/>
          <table:table-cell table:style-name="InterimResult"/>
          <table:table-cell table:number-columns-repeated="59"/>
          <table:table-cell table:style-name="StandardBackground" table:number-columns-repeated="16320"/>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Binary orbi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Separation/SumSMA¹:</text:p>
          </table:table-cell>
          <table:table-cell table:style-name="ce27"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M.MICROSOFT.IFS([.E116] &lt; 10; ROUND([.E116]; 4); [.E116] &lt; 100; ROUND([.E116]; 2); [.E116] &lt; 10^12; FIXED([.E116]; 0); [.E116] &gt;= 10^12; [.E116])" office:value-type="float" office:value="0.0668" calcext:value-type="float">
            <text:p>0,0668</text:p>
          </table:table-cell>
          <table:table-cell table:style-name="Calc" office:value-type="string" calcext:value-type="string">
            <text:p>AU</text:p>
          </table:table-cell>
          <table:table-cell table:style-name="InterimResult" table:formula="of:=[.C115] * 1000 / AstronomicalUnit" office:value-type="float" office:value="0.0668458712226845" calcext:value-type="float">
            <text:p>0,0668458712226845</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8">
          <table:table-cell/>
          <table:table-cell table:style-name="Calc" office:value-type="string" calcext:value-type="string">
            <text:p>Orbital period:</text:p>
          </table:table-cell>
          <table:table-cell table:style-name="CalcResultScientific" table:formula="of:=IF([.E118] &lt; 10^12; FIXED([.E118]; 0); [.E118])" office:value-type="string" office:string-value="478.358" calcext:value-type="string">
            <text:p>478.358</text:p>
          </table:table-cell>
          <table:table-cell table:style-name="Calc" office:value-type="string" calcext:value-type="string">
            <text:p>s</text:p>
          </table:table-cell>
          <table:table-cell table:style-name="InterimResult" table:formula="of:=2 * PI() * SQRT(([.C115] * 1000)^3 / (GravitationalConstant * (([.C113] * MassSun) + ([.C114] * MassSun))))" office:value-type="float" office:value="478358.453466655" calcext:value-type="float">
            <text:p>478358,453466655</text:p>
          </table:table-cell>
          <table:table-cell table:style-name="InterimResult" table:formula="of:=[.E118] - ([.E119] * SecondsInYear)" office:value-type="float" office:value="478358.453466655" calcext:value-type="float">
            <text:p>478358,453466655</text:p>
          </table:table-cell>
          <table:table-cell table:style-name="InterimResult" table:formula="of:=[.F118] - ([.F119] * 86400)" office:value-type="float" office:value="46358.4534666549" calcext:value-type="float">
            <text:p>46358,4534666549</text:p>
          </table:table-cell>
          <table:table-cell table:style-name="InterimResult" table:formula="of:=[.G118] - ([.G119] * 3600)" office:value-type="float" office:value="3158.45346665493" calcext:value-type="float">
            <text:p>3158,45346665493</text:p>
          </table:table-cell>
          <table:table-cell table:style-name="InterimResult" table:formula="of:=[.H118] - ([.H119] * 60)" office:value-type="float" office:value="38.4534666549298" calcext:value-type="float">
            <text:p>38,4534666549298</text:p>
          </table:table-cell>
          <table:table-cell table:number-columns-repeated="16375"/>
        </table:table-row>
        <table:table-row table:style-name="ro8">
          <table:table-cell/>
          <table:table-cell table:style-name="Calc" office:value-type="string" calcext:value-type="string">
            <text:p><text:s text:c="4"/>or</text:p>
          </table:table-cell>
          <table:table-cell table:style-name="CalcResult" table:formula="of:=CONCATENATE(FIXED([.E119]; 0); &quot;a &quot;; [.F119]; &quot;d &quot;; [.G119]; &quot;h &quot;; [.H119]; &quot;m &quot;; [.I119]; &quot;s&quot;)" office:value-type="string" office:string-value="0a 5d 12h 52m 38s" calcext:value-type="string">
            <text:p>0a 5d 12h 52m 38s</text:p>
          </table:table-cell>
          <table:table-cell table:style-name="Calc"/>
          <table:table-cell table:style-name="InterimResult" table:formula="of:=INT([.E118] / SecondsInYear)" office:value-type="float" office:value="0" calcext:value-type="float">
            <text:p>0</text:p>
          </table:table-cell>
          <table:table-cell table:style-name="InterimResult" table:formula="of:=INT([.F118] / 86400)" office:value-type="float" office:value="5" calcext:value-type="float">
            <text:p>5</text:p>
          </table:table-cell>
          <table:table-cell table:style-name="InterimResult" table:formula="of:=INT([.G118] / 3600)" office:value-type="float" office:value="12" calcext:value-type="float">
            <text:p>12</text:p>
          </table:table-cell>
          <table:table-cell table:style-name="InterimResult" table:formula="of:=INT([.H118] / 60)" office:value-type="float" office:value="52" calcext:value-type="float">
            <text:p>52</text:p>
          </table:table-cell>
          <table:table-cell table:style-name="InterimResult" table:formula="of:=INT([.I118])" office:value-type="float" office:value="38" calcext:value-type="float">
            <text:p>38</text:p>
          </table:table-cell>
          <table:table-cell table:number-columns-repeated="16375"/>
        </table:table-row>
        <table:table-row table:style-name="ro8">
          <table:table-cell/>
          <table:table-cell table:style-name="Calc" office:value-type="string" calcext:value-type="string">
            <text:p>Barycenter²:</text:p>
          </table:table-cell>
          <table:table-cell table:style-name="CalcResult" table:formula="of:=FIXED([.E120];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15] / (1 + [.C113] / [.C114])" office:value-type="float" office:value="2307692.30769231" calcext:value-type="float">
            <text:p>2307692,30769231</text:p>
          </table:table-cell>
          <table:table-cell table:style-name="InterimResult" table:number-columns-repeated="4"/>
          <table:table-cell table:number-columns-repeated="16375"/>
        </table:table-row>
        <table:table-row table:style-name="ro8">
          <table:table-cell/>
          <table:table-cell table:style-name="Calc" table:number-columns-repeated="3"/>
          <table:table-cell table:style-name="InterimResult" table:number-columns-repeated="5"/>
          <table:table-cell table:number-columns-repeated="16375"/>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16375"/>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16375"/>
        </table:table-row>
        <table:table-row table:style-name="ro8">
          <table:table-cell/>
          <table:table-cell table:style-name="CalcBoxBottom" table:number-columns-repeated="3"/>
          <table:table-cell table:style-name="InterimResult" table:number-columns-repeated="5"/>
          <table:table-cell table:number-columns-repeated="16375"/>
        </table:table-row>
        <table:table-row table:style-name="ro4" table:number-rows-repeated="1048451">
          <table:table-cell table:number-columns-repeated="16384"/>
        </table:table-row>
        <table:table-row table:style-name="ro4">
          <table:table-cell table:number-columns-repeated="1638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28"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9">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3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5">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2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9">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9">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style:font-name="TeX Gyre Heros" fo:font-family="'TeX Gyre Heros'" style:font-style-name="Standard" style:font-pitch="variable" fo:font-size="11pt" fo:language="en" fo:country="US" fo:text-shadow="none" style:font-name-asian="TeX Gyre Heros" style:font-family-asian="'TeX Gyre Heros'" style:font-style-name-asian="Standard"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fo:font-size="16pt" style:font-size-asian="16pt"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text-underline-mode="skip-white-space" style:text-overline-mode="skip-white-space" style:text-line-through-mode="skip-white-space"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4.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7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